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osage</text:span>: <text:s/><text:span text:style-name="T1">Adults</text:span>: <text:s/>Take 1 or 2 caplets 3 or 4 times daily. <text:s/>Maximum daily dose 8 caplets. <text:s/><text:span text:style-name="T1">Children 12 years and over</text:span>: <text:s/>Take 1 caplet 3 or 4 times daily or as directed by a physician. <text:s/>Maximum daily dose 4 caplets. <text:s/>Not recommended for children under 12.</text:p>
      <text:p text:style-name="P2"/>
      <text:p text:style-name="P2"><text:span text:style-name="T1">Caution</text:span>: <text:s/>Do not exceed recommended dose or use for prolonged time except on the advice of a physician. <text:s/>May cause drowsiness. <text:s/>May cause excitability especially in children. <text:s/>Avoid taking alcoholic beverages. <text:s/>Do not drive or engage in activities requiring alertness. <text:s/>Do not take this product if you have glaucoma, chronic lung disease, difficulty in urination due to enlargement of the prostate gland; <text:s/>or if you are pregnant or breast-feeding or taking other medication unless directed by a physician.</text:p>
      <text:p text:style-name="P2"/>
      <text:p text:style-name="P2"><text:span text:style-name="T1">Storage</text:span>: <text:s/>Keep at room temperature in a dark dry place. <text:s/>Keep out of the reach of children.</text:p>
      <text:p text:style-name="P2"/>
      <text:p text:style-name="P2"><text:span text:style-name="T1">Ingredients</text:span>: <text:s/>Each caplet contains 25mg of diphenhydramine hydrochloride. <text:s/><text:span text:style-name="T1">Other (alphabetical</text:span>): <text:s/>corn starch, D&amp;C red #27, dicalcium phosphate, magnesium stearate, microcrystalline cellulose, polyethylene glucol, polysorbate 80, polyvinyl alcohol, purified water, silicon dioxide, stearic acid, talc, titanium dioxide.</text:p>
      <text:p text:style-name="P2"/>
      <text:p text:style-name="P2"/>
      <text:p text:style-name="P2"/>
      <text:p text:style-name="P2"><text:span text:style-name="T1">Dosage</text:span>: <text:s/><text:span text:style-name="T1">Adults</text:span>: <text:s/>Take 1 or 2 caplets 3 or 4 times daily. <text:s/>Maximum daily dose 8 caplets. <text:s/><text:span text:style-name="T1">Children 12 years and over</text:span>: <text:s/>Take 1 caplet 3 or 4 times daily or as directed by a physician. <text:s/>Maximum daily dose 4 caplets. <text:s/>Not recommended for children under 12.</text:p>
      <text:p text:style-name="P2"/>
      <text:p text:style-name="P2"><text:span text:style-name="T1">Caution</text:span>: <text:s/>Do not exceed recommended dose or use for prolonged time except on the advice of a physician. <text:s/>May cause drowsiness. <text:s/>May cause excitability especially in children. <text:s/>Avoid taking alcoholic beverages. <text:s/>Do not drive or engage in activities requiring alertness. <text:s/>Do not take this product if you have glaucoma, chronic lung disease, difficulty in urination due to enlargement of the prostate gland; <text:s/>or if you are pregnant or breast-feeding or taking other medication unless directed by a physician.</text:p>
      <text:p text:style-name="P2"/>
      <text:p text:style-name="P2"><text:span text:style-name="T1">Storage</text:span>: <text:s/>Keep at room temperature in a dark dry place. <text:s/>Keep out of the reach of children.</text:p>
      <text:p text:style-name="P2"/>
      <text:p text:style-name="P2"><text:span text:style-name="T1">Ingredients</text:span>: <text:s/>Each caplet contains 25mg of diphenhydramine hydrochloride. <text:s/><text:span text:style-name="T1">Other (alphabetical</text:span>): <text:s/>corn starch, D&amp;C red #27, dicalcium phosphate, magnesium stearate, microcrystalline cellulose, polyethylene glucol, polysorbate 80, polyvinyl alcohol, purified water, silicon dioxide, stearic acid, talc, titanium dioxi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Tyler Tidman</meta:initial-creator>
    <meta:creation-date>2009-03-20T12:52:45</meta:creation-date>
    <dc:creator>Tyler Tidman</dc:creator>
    <dc:date>2009-03-20T13:33:13</dc:date>
    <meta:printed-by>Tyler Tidman</meta:printed-by>
    <meta:print-date>2009-03-20T13:21:51</meta:print-date>
    <meta:editing-cycles>1</meta:editing-cycles>
    <meta:editing-duration>PT10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360" meta:character-count="2336"/>
  </office:meta>
</office:document-meta>
</file>